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2.5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d_device</text:p>
          </table:table-cell>
          <table:table-cell table:style-name="ce1" office:value-type="string">
            <text:p>device_type</text:p>
          </table:table-cell>
          <table:table-cell table:style-name="ce1" office:value-type="string">
            <text:p>device_model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erial LiDAR</text:p>
          </table:table-cell>
          <table:table-cell office:value-type="string">
            <text:p>Optech Titan MW (14SEN/CON340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rrestrial LiDAR </text:p>
          </table:table-cell>
          <table:table-cell office:value-type="string">
            <text:p>Leica SS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rone</text:p>
          </table:table-cell>
          <table:table-cell office:value-type="string">
            <text:p>DJI FC3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lr camera</text:p>
          </table:table-cell>
          <table:table-cell office:value-type="string">
            <text:p>Sony ILCE-7RM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bile LiDAR</text:p>
          </table:table-cell>
          <table:table-cell office:value-type="string">
            <text:p>Hovermap - Velodyn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one + dslr</text:p>
          </table:table-cell>
          <table:table-cell office:value-type="string">
            <text:p>unknown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08/09/2023</text:date>, <text:time>11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c</meta:initial-creator>
    <meta:creation-date>2023-08-09T11:03:46.05</meta:creation-date>
    <dc:date>2023-08-09T11:13:35.55</dc:date>
    <dc:creator>Jerry c</dc:creator>
    <meta:editing-duration>PT9M48S</meta:editing-duration>
    <meta:editing-cycles>5</meta:editing-cycles>
    <meta:generator>OpenOffice/4.1.14$Win32 OpenOffice.org_project/4114m1$Build-9811</meta:generator>
    <meta:document-statistic meta:table-count="3" meta:cell-count="21" meta:object-count="0"/>
  </office:meta>
</office:document-meta>
</file>